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Graphics2DAdapter.PDFGraphics2DAdapter( PDFRenderer rende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Graphics2DAdapter.paintImage( Graphics2DImagePainter painter , RendererContext context , int x , int y , int width , int heigh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PDFGraphics2DAdapter.setRenderingHintsForBufferedImage( Graphics2D g2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